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d949" officeooo:paragraph-rsid="000192ef"/>
    </style:style>
    <style:style style:name="P2" style:family="paragraph" style:parent-style-name="Standard">
      <style:paragraph-properties fo:text-align="center" style:justify-single-word="false"/>
      <style:text-properties officeooo:paragraph-rsid="0002783a"/>
    </style:style>
    <style:style style:name="P3" style:family="paragraph" style:parent-style-name="Standard" style:list-style-name="L1">
      <style:text-properties officeooo:paragraph-rsid="000967b8"/>
    </style:style>
    <style:style style:name="P4" style:family="paragraph" style:parent-style-name="Standard" style:list-style-name="L1">
      <style:text-properties officeooo:paragraph-rsid="000a9597"/>
    </style:style>
    <style:style style:name="P5" style:family="paragraph" style:parent-style-name="Standard" style:list-style-name="L1">
      <style:text-properties officeooo:paragraph-rsid="000b3471"/>
    </style:style>
    <style:style style:name="P6" style:family="paragraph" style:parent-style-name="Standard" style:list-style-name="L1">
      <style:text-properties officeooo:rsid="0006a05b" officeooo:paragraph-rsid="000192ef"/>
    </style:style>
    <style:style style:name="P7" style:family="paragraph" style:parent-style-name="Standard" style:list-style-name="L1">
      <style:text-properties officeooo:rsid="000e6f7e" officeooo:paragraph-rsid="000192ef"/>
    </style:style>
    <style:style style:name="P8" style:family="paragraph" style:parent-style-name="Standard" style:list-style-name="L1">
      <style:text-properties officeooo:rsid="000e6f7e" officeooo:paragraph-rsid="0008e75c"/>
    </style:style>
    <style:style style:name="P9" style:family="paragraph" style:parent-style-name="Standard" style:list-style-name="L1">
      <style:text-properties officeooo:rsid="000e6f7e" officeooo:paragraph-rsid="000967b8"/>
    </style:style>
    <style:style style:name="P10" style:family="paragraph" style:parent-style-name="Standard" style:list-style-name="L1">
      <style:text-properties officeooo:rsid="000e6f7e" officeooo:paragraph-rsid="000a9597"/>
    </style:style>
    <style:style style:name="P11" style:family="paragraph" style:parent-style-name="Standard" style:list-style-name="L1">
      <style:text-properties officeooo:rsid="000fd949" officeooo:paragraph-rsid="0005caa4"/>
    </style:style>
    <style:style style:name="P12" style:family="paragraph" style:parent-style-name="Standard" style:list-style-name="L1">
      <style:text-properties officeooo:rsid="000fd949" officeooo:paragraph-rsid="0007427f"/>
    </style:style>
    <style:style style:name="P13" style:family="paragraph" style:parent-style-name="Standard" style:list-style-name="L1">
      <style:text-properties officeooo:rsid="000fd949" officeooo:paragraph-rsid="0008e75c"/>
    </style:style>
    <style:style style:name="P14" style:family="paragraph" style:parent-style-name="Standard" style:list-style-name="L1">
      <style:text-properties officeooo:rsid="000fd949" officeooo:paragraph-rsid="000a9597"/>
    </style:style>
    <style:style style:name="P15" style:family="paragraph" style:parent-style-name="Standard" style:list-style-name="L1">
      <style:text-properties officeooo:rsid="000936bd" officeooo:paragraph-rsid="000967b8"/>
    </style:style>
    <style:style style:name="P16" style:family="paragraph" style:parent-style-name="Standard" style:list-style-name="L1">
      <style:text-properties officeooo:rsid="0007427f" officeooo:paragraph-rsid="0007427f"/>
    </style:style>
    <style:style style:name="P17" style:family="paragraph" style:parent-style-name="Standard" style:list-style-name="L1">
      <style:text-properties officeooo:rsid="0007427f" officeooo:paragraph-rsid="0008e75c"/>
    </style:style>
    <style:style style:name="P18" style:family="paragraph" style:parent-style-name="Standard" style:list-style-name="L1">
      <style:text-properties officeooo:rsid="0008e75c" officeooo:paragraph-rsid="0008e75c"/>
    </style:style>
    <style:style style:name="P19" style:family="paragraph" style:parent-style-name="Standard" style:list-style-name="L1">
      <style:text-properties officeooo:rsid="0008e75c" officeooo:paragraph-rsid="000cbc23"/>
    </style:style>
    <style:style style:name="P20" style:family="paragraph" style:parent-style-name="Standard" style:list-style-name="L1">
      <style:text-properties officeooo:rsid="000b11f9" officeooo:paragraph-rsid="000a9597"/>
    </style:style>
    <style:style style:name="P21" style:family="paragraph" style:parent-style-name="Standard" style:list-style-name="L1">
      <style:text-properties officeooo:rsid="000b11f9" officeooo:paragraph-rsid="000bf319"/>
    </style:style>
    <style:style style:name="P22" style:family="paragraph" style:parent-style-name="Standard" style:list-style-name="L1">
      <style:text-properties officeooo:rsid="000b11f9" officeooo:paragraph-rsid="000dbf06"/>
    </style:style>
    <style:style style:name="P23" style:family="paragraph" style:parent-style-name="Standard" style:list-style-name="L1">
      <style:text-properties officeooo:rsid="000967b8" officeooo:paragraph-rsid="000967b8"/>
    </style:style>
    <style:style style:name="P24" style:family="paragraph" style:parent-style-name="Standard" style:list-style-name="L1">
      <style:text-properties officeooo:rsid="000d1ac5" officeooo:paragraph-rsid="000a9597"/>
    </style:style>
    <style:style style:name="P25" style:family="paragraph" style:parent-style-name="Standard" style:list-style-name="L1">
      <style:text-properties officeooo:rsid="000d1ac5" officeooo:paragraph-rsid="000bf319"/>
    </style:style>
    <style:style style:name="P26" style:family="paragraph" style:parent-style-name="Standard" style:list-style-name="L1">
      <style:text-properties officeooo:rsid="000d1ac5" officeooo:paragraph-rsid="000dbf06"/>
    </style:style>
    <style:style style:name="P27" style:family="paragraph" style:parent-style-name="Standard" style:list-style-name="L1">
      <style:text-properties officeooo:rsid="0010cfa6" officeooo:paragraph-rsid="000a9597"/>
    </style:style>
    <style:style style:name="P28" style:family="paragraph" style:parent-style-name="Standard" style:list-style-name="L1">
      <style:text-properties officeooo:rsid="000a9597" officeooo:paragraph-rsid="000a9597"/>
    </style:style>
    <style:style style:name="P29" style:family="paragraph" style:parent-style-name="Standard">
      <style:text-properties officeooo:rsid="000192ef" officeooo:paragraph-rsid="000a9597"/>
    </style:style>
    <style:style style:name="T1" style:family="text">
      <style:text-properties officeooo:rsid="000fd949"/>
    </style:style>
    <style:style style:name="T2" style:family="text">
      <style:text-properties officeooo:rsid="000936b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e75c"/>
    </style:style>
    <style:style style:name="T5" style:family="text">
      <style:text-properties style:text-position="super 58%" officeooo:rsid="000a9597"/>
    </style:style>
    <style:style style:name="T6" style:family="text">
      <style:text-properties officeooo:rsid="000e6f7e"/>
    </style:style>
    <style:style style:name="T7" style:family="text">
      <style:text-properties style:text-underline-style="solid" style:text-underline-width="auto" style:text-underline-color="font-color" fo:font-weight="bold" officeooo:rsid="0002783a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2f30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3e06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bf319" style:font-weight-asian="bold" style:font-weight-complex="bold"/>
    </style:style>
    <style:style style:name="T11" style:family="text">
      <style:text-properties officeooo:rsid="0005caa4"/>
    </style:style>
    <style:style style:name="T12" style:family="text">
      <style:text-properties officeooo:rsid="0007427f"/>
    </style:style>
    <style:style style:name="T13" style:family="text">
      <style:text-properties officeooo:rsid="0008e75c"/>
    </style:style>
    <style:style style:name="T14" style:family="text">
      <style:text-properties officeooo:rsid="000b11f9"/>
    </style:style>
    <style:style style:name="T15" style:family="text">
      <style:text-properties officeooo:rsid="000967b8"/>
    </style:style>
    <style:style style:name="T16" style:family="text">
      <style:text-properties officeooo:rsid="000a9597"/>
    </style:style>
    <style:style style:name="T17" style:family="text">
      <style:text-properties officeooo:rsid="000d1ac5"/>
    </style:style>
    <style:style style:name="T18" style:family="text">
      <style:text-properties officeooo:rsid="000bf319"/>
    </style:style>
    <style:style style:name="T19" style:family="text">
      <style:text-properties officeooo:rsid="000cbc23"/>
    </style:style>
    <style:style style:name="T20" style:family="text">
      <style:text-properties officeooo:rsid="000dbf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Task </text:span><text:span text:style-name="T10">5</text:span><text:span text:style-name="T7">) S</text:span><text:span text:style-name="T10">ign In</text:span><text:span text:style-name="T7"> - Server-side f</text:span><text:span text:style-name="T8">unctionality</text:span><text:span text:style-name="T7"> (Java)</text:span></text:p>
      <text:p text:style-name="Standard"/>
      <text:list xml:id="list2246050336" text:style-name="L1">
        <text:list-item>
          <text:p text:style-name="P6">“Command” objects</text:p>
          <text:list>
            <text:list-item>
              <text:p text:style-name="P7">“commands/employees” package</text:p>
              <text:list>
                <text:list-item>
                  <text:p text:style-name="P7">Define an ActiveEmployeeExistsQuery.java class</text:p>
                  <text:list>
                    <text:list-item>
                      <text:p text:style-name="P7">Functionality</text:p>
                      <text:list>
                        <text:list-item>
                          <text:p text:style-name="P9">Query <text:span text:style-name="T14">if any active employees exist in the database</text:span></text:p>
                          <text:list>
                            <text:list-item>
                              <text:p text:style-name="P9">Use the existing EmployeeRepository.existsByIsActive() method</text:p>
                            </text:list-item>
                          </text:list>
                        </text:list-item>
                        <text:list-item>
                          <text:p text:style-name="P3"><text:span text:style-name="T14">If there are no active employee records in the database then</text:span></text:p>
                          <text:list>
                            <text:list-item>
                              <text:p text:style-name="P3"><text:span text:style-name="T15">Throw a NotFoundExcep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Define an EmployeeSignInCommand.java class</text:p>
                  <text:list>
                    <text:list-item>
                      <text:p text:style-name="P7">P<text:span text:style-name="T1">roperties</text:span></text:p>
                      <text:list>
                        <text:list-item>
                          <text:p text:style-name="P11"><text:span text:style-name="T11">EmployeeSignIn object</text:span></text:p>
                          <text:list>
                            <text:list-item>
                              <text:p text:style-name="P23">Defined in Task #4</text:p>
                            </text:list-item>
                          </text:list>
                        </text:list-item>
                        <text:list-item>
                          <text:p text:style-name="P15"><text:span text:style-name="T15">Current session key</text:span></text:p>
                        </text:list-item>
                      </text:list>
                    </text:list-item>
                    <text:list-item>
                      <text:p text:style-name="P7">Functionality</text:p>
                      <text:list>
                        <text:list-item>
                          <text:p text:style-name="P12">Validate the incoming E<text:span text:style-name="T11">mployee </text:span>request <text:span text:style-name="T2">object</text:span></text:p>
                          <text:list>
                            <text:list-item>
                              <text:p text:style-name="P14">Employee ID should not be blank and should be a number</text:p>
                            </text:list-item>
                            <text:list-item>
                              <text:p text:style-name="P14">Password should not be blank</text:p>
                            </text:list-item>
                          </text:list>
                        </text:list-item>
                        <text:list-item>
                          <text:p text:style-name="P10">Q<text:span text:style-name="T14">uery the employee by their employee ID</text:span></text:p>
                          <text:list>
                            <text:list-item>
                              <text:p text:style-name="P20">Use the existing EmployeeRepository.queryByEmployeeId() method</text:p>
                            </text:list-item>
                            <text:list-item>
                              <text:p text:style-name="P20">Verify that the employee exists</text:p>
                            </text:list-item>
                            <text:list-item>
                              <text:p text:style-name="P20">Verify that the passwords from the request and the database match</text:p>
                              <text:list>
                                <text:list-item>
                                  <text:p text:style-name="P28">Use Arrays.equals()<text:span text:style-name="T3">[1]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In a transaction - <text:span text:style-name="T13">use the @Transactional</text:span><text:span text:style-name="T4">[</text:span><text:span text:style-name="T5">2</text:span><text:span text:style-name="T4">]</text:span><text:span text:style-name="T13"> annotation for your method</text:span></text:p>
                          <text:list>
                            <text:list-item>
                              <text:p text:style-name="P4">Query the activeuser table for a record with the employee ID</text:p>
                            </text:list-item>
                            <text:list-item>
                              <text:p text:style-name="P24">If an activeuser record already exists</text:p>
                              <text:list>
                                <text:list-item>
                                  <text:p text:style-name="P20">Update the entity’s sessionKey property with the current session key</text:p>
                                </text:list-item>
                                <text:list-item>
                                  <text:p text:style-name="P5"><text:span text:style-name="T14">Use the existing ActiveUserRepository.save() method</text:span></text:p>
                                </text:list-item>
                              </text:list>
                            </text:list-item>
                            <text:list-item>
                              <text:p text:style-name="P20">Else</text:p>
                              <text:list>
                                <text:list-item>
                                  <text:p text:style-name="P20">Create a new activeuser record in the database</text:p>
                                  <text:list>
                                    <text:list-item>
                                      <text:p text:style-name="P27">Set the session key</text:p>
                                    </text:list-item>
                                    <text:list-item>
                                      <text:p text:style-name="P27">Set the necessary employee details</text:p>
                                    </text:list-item>
                                    <text:list-item>
                                      <text:p text:style-name="P4"><text:span text:style-name="T14">Use the existing ActiveUserRepository.save() metho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6">“commands/activeUsers” package</text:span></text:p>
              <text:list>
                <text:list-item>
                  <text:p text:style-name="P18">Define an ActiveUserDeleteCommand.java class</text:p>
                  <text:list>
                    <text:list-item>
                      <text:p text:style-name="P18">Properties</text:p>
                      <text:list>
                        <text:list-item>
                          <text:p text:style-name="P19">C<text:span text:style-name="T19">urrent session key</text:span></text:p>
                        </text:list-item>
                      </text:list>
                    </text:list-item>
                    <text:list-item>
                      <text:p text:style-name="P18">Functionality</text:p>
                      <text:list>
                        <text:list-item>
                          <text:p text:style-name="P13">Validate the incoming E<text:span text:style-name="T11">mployee </text:span>request <text:span text:style-name="T2">object</text:span></text:p>
                          <text:list>
                            <text:list-item>
                              <text:p text:style-name="P13">First name should not be blank</text:p>
                            </text:list-item>
                            <text:list-item>
                              <text:p text:style-name="P17">Last <text:span text:style-name="T1">name should not be blank</text:span></text:p>
                            </text:list-item>
                          </text:list>
                        </text:list-item>
                        <text:list-item>
                          <text:p text:style-name="P18">In a transaction - use the @Transactional<text:span text:style-name="T3">[1]</text:span> annotation for your method</text:p>
                          <text:list>
                            <text:list-item>
                              <text:p text:style-name="P21">Query the activeuser table for a record with the provided session key</text:p>
                              <text:list>
                                <text:list-item>
                                  <text:p text:style-name="P25">Use the existing ActiveUserRepository.findBySessionKey() method</text:p>
                                </text:list-item>
                              </text:list>
                            </text:list-item>
                            <text:list-item>
                              <text:p text:style-name="P22">D<text:span text:style-name="T20">elete the activeuser record</text:span></text:p>
                              <text:list>
                                <text:list-item>
                                  <text:p text:style-name="P26">Use the existing ActiveUserRepository.delete() metho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9"><text:span text:style-name="T3">[1]</text:span> https://docs.oracle.com/javase/8/docs/api/java/util/Arrays.html#equals-byte:A-byte:A-</text:p>
      <text:p text:style-name="P29"><text:soft-page-break/><text:span text:style-name="T5">[2]</text:span><text:span text:style-name="T16"> </text:span>https://www.baeldung.com/transaction-configuration-with-jpa-and-spring#the-transactional-annotat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15:44:50.767743600</meta:creation-date>
    <dc:date>2019-12-31T17:30:40.683910821</dc:date>
    <meta:editing-duration>PT39M52S</meta:editing-duration>
    <meta:editing-cycles>15</meta:editing-cycles>
    <meta:generator>LibreOffice/6.3.3.2.0$Linux_X86_64 LibreOffice_project/30$Build-2</meta:generator>
    <meta:document-statistic meta:table-count="0" meta:image-count="0" meta:object-count="0" meta:page-count="2" meta:paragraph-count="48" meta:word-count="293" meta:character-count="2003" meta:non-whitespace-character-count="1803"/>
  </office:meta>
</office:document-meta>
</file>